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0200000002000309F1C.png"/>
  <manifest:file-entry manifest:media-type="" manifest:full-path="Pictures/2000001E0000157A000006B0393A20E8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dash" draw:stroke-dash="Fine_20_Dashed_20__28_var_29_" svg:stroke-color="#000000" draw:fill="none" draw:textarea-vertical-align="middle"/>
    </style:style>
    <style:style style:name="gr6" style:family="graphic" style:parent-style-name="standard">
      <style:graphic-properties svg:stroke-color="#ffffff" draw:fill="solid" draw:fill-color="#ffffff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945cm" svg:height="2.473cm" svg:x="0.948cm" svg:y="1.118cm">
          <draw:image xlink:href="Pictures/2000001E0000157A000006B0393A20E8.svm" xlink:type="simple" xlink:show="embed" xlink:actuate="onLoad">
            <text:p/>
          </draw:image>
        </draw:frame>
        <draw:g>
          <draw:line draw:style-name="gr2" draw:text-style-name="P1" draw:layer="layout" svg:x1="17.272cm" svg:y1="10.922cm" svg:x2="17.272cm" svg:y2="10.16cm">
            <text:p/>
          </draw:line>
          <draw:line draw:style-name="gr2" draw:text-style-name="P1" draw:layer="layout" svg:x1="17.272cm" svg:y1="10.16cm" svg:x2="16.764cm" svg:y2="9.652cm">
            <text:p/>
          </draw:line>
          <draw:line draw:style-name="gr2" draw:text-style-name="P1" draw:layer="layout" svg:x1="17.272cm" svg:y1="10.16cm" svg:x2="17.78cm" svg:y2="9.652cm">
            <text:p/>
          </draw:line>
        </draw:g>
        <draw:g>
          <draw:line draw:style-name="gr2" draw:text-style-name="P1" draw:layer="layout" svg:x1="9.398cm" svg:y1="10.976cm" svg:x2="9.398cm" svg:y2="10.214cm">
            <text:p/>
          </draw:line>
          <draw:line draw:style-name="gr2" draw:text-style-name="P1" draw:layer="layout" svg:x1="9.398cm" svg:y1="10.214cm" svg:x2="8.89cm" svg:y2="9.706cm">
            <text:p/>
          </draw:line>
          <draw:line draw:style-name="gr2" draw:text-style-name="P1" draw:layer="layout" svg:x1="9.398cm" svg:y1="10.214cm" svg:x2="9.906cm" svg:y2="9.706cm">
            <text:p/>
          </draw:line>
        </draw:g>
        <draw:path draw:style-name="gr3" draw:text-style-name="P1" draw:layer="layout" svg:width="6.349cm" svg:height="1.061cm" svg:x="10.16cm" svg:y="8.59cm" svg:viewBox="0 0 6350 1062" svg:d="M6350 1062c-330-849-2377-1195-3810-1016s-2251 882-2540 1016">
          <text:p/>
        </draw:path>
        <draw:frame draw:style-name="gr4" draw:text-style-name="P1" draw:layer="layout" svg:width="1.049cm" svg:height="1.077cm" svg:x="12.921cm" svg:y="7.30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rect draw:style-name="gr5" draw:text-style-name="P1" draw:layer="layout" svg:width="7.874cm" svg:height="2.286cm" svg:x="9.398cm" svg:y="10.976cm">
          <text:p text:style-name="P1">Full Duplex Ground Station</text:p>
        </draw:rect>
        <draw:rect draw:style-name="gr6" draw:text-style-name="P1" draw:layer="layout" svg:width="2.286cm" svg:height="0.762cm" svg:x="3.556cm" svg:y="1.524cm">
          <text:p text:style-name="P1">AS-1</text:p>
        </draw:rect>
        <draw:frame draw:style-name="gr4" draw:text-style-name="P1" draw:layer="layout" svg:width="1.292cm" svg:height="1.077cm" svg:x="12.678cm" svg:y="3.04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text-style-name="P1" draw:layer="layout" svg:width="1.39cm" svg:height="1.077cm" svg:x="12.58cm" svg:y="4.51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7" draw:text-style-name="P1" draw:layer="layout" svg:x1="5.842cm" svg:y1="4.318cm" svg:x2="20.32cm" svg:y2="4.318cm">
          <text:p/>
        </draw:line>
        <draw:frame draw:style-name="gr4" draw:text-style-name="P1" draw:layer="layout" svg:width="1.392cm" svg:height="1.077cm" svg:x="7.244cm" svg:y="5.781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4" draw:text-style-name="P1" draw:layer="layout" svg:width="1.49cm" svg:height="1.077cm" svg:x="5.08cm" svg:y="6.289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7" draw:text-style-name="P1" draw:layer="layout" svg:x1="5.354cm" svg:y1="4.868cm" svg:x2="9.144cm" svg:y2="9.444cm">
          <text:p/>
        </draw:line>
        <draw:frame draw:style-name="gr4" draw:text-style-name="P1" draw:layer="layout" svg:width="0.936cm" svg:height="1.077cm" svg:x="4.418cm" svg:y="3.491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4" draw:text-style-name="P1" draw:layer="layout" svg:width="0.992cm" svg:height="1.077cm" svg:x="20.885cm" svg:y="3.549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4" draw:text-style-name="P1" draw:layer="layout" svg:width="1.624cm" svg:height="1.077cm" svg:x="12.6cm" svg:y="8.829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line draw:style-name="gr7" draw:text-style-name="P1" draw:layer="layout" svg:x1="17.341cm" svg:y1="9.431cm" svg:x2="21.131cm" svg:y2="4.855cm">
          <text:p/>
        </draw:line>
        <draw:frame draw:style-name="gr1" draw:text-style-name="P1" draw:layer="layout" svg:width="7.945cm" svg:height="2.473cm" svg:x="18.949cm" svg:y="1.119cm">
          <draw:image xlink:href="Pictures/2000001E0000157A000006B0393A20E8.svm" xlink:type="simple" xlink:show="embed" xlink:actuate="onLoad">
            <text:p/>
          </draw:image>
        </draw:frame>
        <draw:rect draw:style-name="gr6" draw:text-style-name="P1" draw:layer="layout" svg:width="2.286cm" svg:height="0.762cm" svg:x="21.557cm" svg:y="1.525cm">
          <text:p text:style-name="P1">AS-2</text:p>
        </draw:rect>
        <draw:frame draw:style-name="gr4" draw:text-style-name="P1" draw:layer="layout" svg:width="1.468cm" svg:height="1.077cm" svg:x="18.044cm" svg:y="5.782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4" draw:text-style-name="P1" draw:layer="layout" svg:width="1.566cm" svg:height="1.077cm" svg:x="19.98cm" svg:y="6.29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1cm" svg:stroke-color="#000000" draw:marker-start-width="0.279cm" draw:marker-end-width="0.279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 </meta:initial-creator>
    <meta:creation-date>2017-02-21T11:01:20.50</meta:creation-date>
    <dc:date>2018-10-23T16:10:31.65</dc:date>
    <dc:creator>Ernest </dc:creator>
    <meta:editing-duration>PT4H53M6S</meta:editing-duration>
    <meta:editing-cycles>18</meta:editing-cycles>
    <meta:generator>OpenOffice/4.1.2$Win32 OpenOffice.org_project/412m3$Build-9782</meta:generator>
    <meta:document-statistic meta:object-count="50"/>
  </office:meta>
</office:document-meta>
</file>

<file path=Object 1/content.xml><?xml version="1.0" encoding="utf-8"?>
<math xmlns="http://www.w3.org/1998/Math/MathML">
  <semantics>
    <mrow>
      <msub>
        <mi>h</mi>
        <mrow>
          <mi mathvariant="italic">si</mi>
        </mrow>
      </msub>
    </mrow>
    <annotation encoding="StarMath 5.0">h_{si}</annotation>
  </semantics>
</math>
</file>

<file path=Object 10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11/content.xml><?xml version="1.0" encoding="utf-8"?>
<math xmlns="http://www.w3.org/1998/Math/MathML">
  <semantics>
    <mrow>
      <msub>
        <mi>y</mi>
        <mrow>
          <mn>2</mn>
        </mrow>
      </msub>
    </mrow>
    <annotation encoding="StarMath 5.0">y_{2}</annotation>
  </semantics>
</math>
</file>

<file path=Object 13/content.xml><?xml version="1.0" encoding="utf-8"?>
<math xmlns="http://www.w3.org/1998/Math/MathML">
  <semantics>
    <mrow>
      <msub>
        <mi>d</mi>
        <mrow>
          <mi>g</mi>
          <mi>,</mi>
          <mi>g</mi>
        </mrow>
      </msub>
    </mrow>
    <annotation encoding="StarMath 5.0">d_{g,g}</annotation>
  </semantics>
</math>
</file>

<file path=Object 2/content.xml><?xml version="1.0" encoding="utf-8"?>
<math xmlns="http://www.w3.org/1998/Math/MathML">
  <semantics>
    <mrow>
      <msub>
        <mi>h</mi>
        <mrow>
          <mn>1,2</mn>
        </mrow>
      </msub>
    </mrow>
    <annotation encoding="StarMath 5.0">h_{1,2}</annotation>
  </semantics>
</math>
</file>

<file path=Object 3/content.xml><?xml version="1.0" encoding="utf-8"?>
<math xmlns="http://www.w3.org/1998/Math/MathML">
  <semantics>
    <mrow>
      <msub>
        <mi>d</mi>
        <mrow>
          <mn>1,2</mn>
        </mrow>
      </msub>
    </mrow>
    <annotation encoding="StarMath 5.0">d_{1,2}</annotation>
  </semantics>
</math>
</file>

<file path=Object 4/content.xml><?xml version="1.0" encoding="utf-8"?>
<math xmlns="http://www.w3.org/1998/Math/MathML">
  <semantics>
    <mrow>
      <msub>
        <mi>h</mi>
        <mrow>
          <mi>g</mi>
          <mi>,</mi>
          <mn>2</mn>
        </mrow>
      </msub>
    </mrow>
    <annotation encoding="StarMath 5.0">h_{g,2}</annotation>
  </semantics>
</math>
</file>

<file path=Object 5/content.xml><?xml version="1.0" encoding="utf-8"?>
<math xmlns="http://www.w3.org/1998/Math/MathML">
  <semantics>
    <mrow>
      <msub>
        <mi>h</mi>
        <mrow>
          <mn>1,</mn>
          <mi>g</mi>
        </mrow>
      </msub>
    </mrow>
    <annotation encoding="StarMath 5.0">h_{1,g}</annotation>
  </semantics>
</math>
</file>

<file path=Object 6/content.xml><?xml version="1.0" encoding="utf-8"?>
<math xmlns="http://www.w3.org/1998/Math/MathML">
  <semantics>
    <mrow>
      <msub>
        <mi>d</mi>
        <mrow>
          <mn>1,</mn>
          <mi>g</mi>
        </mrow>
      </msub>
    </mrow>
    <annotation encoding="StarMath 5.0">d_{1,g}</annotation>
  </semantics>
</math>
</file>

<file path=Object 9/content.xml><?xml version="1.0" encoding="utf-8"?>
<math xmlns="http://www.w3.org/1998/Math/MathML">
  <semantics>
    <mrow>
      <msub>
        <mi>d</mi>
        <mrow>
          <mi>g</mi>
          <mi>,</mi>
          <mn>2</mn>
        </mrow>
      </msub>
    </mrow>
    <annotation encoding="StarMath 5.0">d_{g,2}</annotation>
  </semantics>
</math>
</file>